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a8a" officeooo:paragraph-rsid="001e8a8a"/>
    </style:style>
    <style:style style:name="P2" style:family="paragraph" style:parent-style-name="Standard">
      <style:text-properties officeooo:rsid="001fe8ce" officeooo:paragraph-rsid="001fe8ce"/>
    </style:style>
    <style:style style:name="P3" style:family="paragraph" style:parent-style-name="Standard">
      <style:text-properties officeooo:rsid="001fe8ce" officeooo:paragraph-rsid="0023bba7"/>
    </style:style>
    <style:style style:name="P4" style:family="paragraph" style:parent-style-name="Standard">
      <style:text-properties officeooo:rsid="0021d1f5" officeooo:paragraph-rsid="0021d1f5"/>
    </style:style>
    <style:style style:name="P5" style:family="paragraph" style:parent-style-name="Standard">
      <style:text-properties officeooo:rsid="001b3488" officeooo:paragraph-rsid="0021d1f5"/>
    </style:style>
    <style:style style:name="P6" style:family="paragraph" style:parent-style-name="Standard">
      <style:text-properties officeooo:rsid="001b3488" officeooo:paragraph-rsid="002664f5"/>
    </style:style>
    <style:style style:name="P7" style:family="paragraph" style:parent-style-name="Standard">
      <style:text-properties officeooo:rsid="00294f17" officeooo:paragraph-rsid="00294f17"/>
    </style:style>
    <style:style style:name="P8" style:family="paragraph" style:parent-style-name="Standard">
      <style:text-properties officeooo:rsid="00294f17" officeooo:paragraph-rsid="002b010d"/>
    </style:style>
    <style:style style:name="P9" style:family="paragraph" style:parent-style-name="Standard">
      <style:text-properties officeooo:rsid="002664f5" officeooo:paragraph-rsid="002664f5"/>
    </style:style>
    <style:style style:name="P10" style:family="paragraph" style:parent-style-name="Standard">
      <style:text-properties officeooo:rsid="0027b3ae" officeooo:paragraph-rsid="002664f5"/>
    </style:style>
    <style:style style:name="P11" style:family="paragraph" style:parent-style-name="Standard">
      <style:text-properties officeooo:rsid="0031577b" officeooo:paragraph-rsid="0031577b"/>
    </style:style>
    <style:style style:name="P12" style:family="paragraph" style:parent-style-name="Standard">
      <style:text-properties officeooo:rsid="00347013" officeooo:paragraph-rsid="00347013"/>
    </style:style>
    <style:style style:name="P13" style:family="paragraph" style:parent-style-name="Standard">
      <style:text-properties officeooo:rsid="00294f17" officeooo:paragraph-rsid="00347013"/>
    </style:style>
    <style:style style:name="T1" style:family="text">
      <style:text-properties officeooo:rsid="0021d1f5"/>
    </style:style>
    <style:style style:name="T2" style:family="text">
      <style:text-properties officeooo:rsid="0023bba7"/>
    </style:style>
    <style:style style:name="T3" style:family="text">
      <style:text-properties officeooo:rsid="002f60d4"/>
    </style:style>
    <style:style style:name="T4" style:family="text">
      <style:text-properties officeooo:rsid="00359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omputacional:</text:p>
      <text:p text:style-name="P1"/>
      <text:p text:style-name="P1">Primeiramente precisamos compreender os conceitos de Hardware e Software, a sabedoria popular diz que “Hardware é tudo aquilo que você pode chutar. Software é tudo aquilo que você só pode xingar.”, em outras palavras, Hardware são os componentes físicos que compõe o computador, Software são os programas, sistemas, a parte lógica a ser processada.</text:p>
      <text:p text:style-name="P1"/>
      <text:p text:style-name="P2">O sistema computacional compreende o Software, Hardware e Peopleware, este ultimo são as pessoas que utilizam os recursos diversos dos sistemas computacionais, compreendem tanto usuários e desenvolvedores.</text:p>
      <text:p text:style-name="P2"/>
      <text:p text:style-name="P3">O computador não funciona sozinho, é necessário um software básico para que o computador seja funcional. <text:span text:style-name="T2">S</text:span>egundo Morimoto (<text:span text:style-name="T1">2009</text:span>) O Sistema Operacional <text:span text:style-name="T2">é responsável pelo gerenciamento dos hardwares e a criação de um ambiente ao qual todos os programas são executados, fazendo com que seja possível executar vários sistemas simultaneamente e terem acesso aos periféricos conforme as necessidades.</text:span></text:p>
      <text:p text:style-name="P3"/>
      <text:p text:style-name="P4">referencia:</text:p>
      <text:p text:style-name="P5">* MORIMOTO, Carlos. <text:span text:style-name="T1">Linux, Guia Prático</text:span>. São Paulo: Gdh Press e Sul. Editores, 200<text:span text:style-name="T1">9</text:span></text:p>
      <text:p text:style-name="P5"/>
      <text:p text:style-name="P9">Sistema Operacional:</text:p>
      <text:p text:style-name="P6"/>
      <text:p text:style-name="P10">O computador ou qualquer dispositivo, seja um videogame, celular, para ser funcional é necessário que haja um sistema que gerencie toda a parte de hardware e ainda sirva de base para os programas que serão executados.</text:p>
      <text:p text:style-name="P6"/>
      <text:p text:style-name="P7">Segundo Adriana Soares Pereira, Elisa Maria Vissotto e Roberto Franciscatto (2015) <text:span text:style-name="T3">os Sistemas Operacionais são basicamente divididos em três categorias, Sistemas monoprogramáveis ou monotarefa, Sistemas multiprogramáveis ou multitarefas e Sistemas com múltiplos processadores.</text:span></text:p>
      <text:p text:style-name="P7"/>
      <text:p text:style-name="P11">Sistemas monoprogramáveis ou monotarefa são sistemas voltados a execução de um único programa, totalmente diferente dos Sistemas multiprogramáveis ou multitarefas, pois este destina-se <text:s/>ao compartilhamento de vários recursos entre os usuários e aplicativos, os Sistemas com múltiplos processadores têm a função parecida aos Sistemas Multitarefas, porém gerencia a execução dos softwares em múltiplos núcleos dos processadores gerando maior eficiência quando há mais de uma aplicação sendo executada.</text:p>
      <text:p text:style-name="P11"/>
      <text:p text:style-name="P12">De acordo com Andrew S. Tanenbaum e Albert S. Woodhull (2000), <text:span text:style-name="T4">pode-se dizer que a evolução dos sistemas operacionais estão relacionados ao desenvolvimento e modernização dos computadores.</text:span></text:p>
      <text:p text:style-name="P13"/>
      <text:p text:style-name="P7">referencia:</text:p>
      <text:p text:style-name="P7"/>
      <text:p text:style-name="P8">* Sistemas Operacionais, Adriana Soares Pereira, Elisa Maria Vissotto e Roberto Franciscatto , em parceria entre o Colégio Agrícola de Frederico Westphalen – CAFW e a Universidade Federal de Santa Maria para a Rede e-Tec Brasil. (<text:a xlink:type="simple" xlink:href="http://estudio01.proj.ufsm.br/cadernos/cafw/tecnico_informatica/arte_sistemas_operacionais.pdf" text:style-name="Internet_20_link" text:visited-style-name="Visited_20_Internet_20_Link">http://estudio01.proj.ufsm.br/cadernos/cafw/tecnico_informatica/arte_sistemas_operacionais.pdf</text:a>), visualizado em 05 de julho de 2016.</text:p>
      <text:p text:style-name="P8"/>
      <text:p text:style-name="P12">* Andrew S. Tanenbaum e Albert S. Woodhull. Sistemas Operacionais - Projeto e Implementação, titulo original: Operating systems: design and implementation; traduzido por EDson Furmankiewicz. Bookman, 2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1:31:25.165000000</meta:creation-date>
    <dc:date>2016-07-11T08:55:04.156000000</dc:date>
    <meta:editing-duration>PT1H5M39S</meta:editing-duration>
    <meta:editing-cycles>19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4" meta:word-count="392" meta:character-count="2843" meta:non-whitespace-character-count="2463"/>
  </office:meta>
</office:document-meta>
</file>